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erif" svg:font-family="'Liberation Serif'" style:font-charset="x-symbol"/>
    <style:font-face style:name="Noto Sans" svg:font-family="'Noto Sans'" style:font-family-generic="swiss" style:font-pitch="variable"/>
    <style:font-face style:name="Noto Sans1" svg:font-family="'Noto Sans'" style:font-adornments="Bold" style:font-family-generic="swiss" style:font-pitch="variable"/>
    <style:font-face style:name="Noto Sans2" svg:font-family="'Noto Sans'" style:font-adornments="Italic" style:font-family-generic="swiss" style:font-pitch="variable"/>
    <style:font-face style:name="Noto Sans3" svg:font-family="'Noto Sans'" style:font-adornments="Regular" style:font-family-generic="swiss" style:font-pitch="variable"/>
    <style:font-face style:name="OpenSymbol"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text-properties fo:color="#ffffff" loext:opacity="100%"/>
    </style:style>
    <style:style style:name="P3" style:family="paragraph" style:parent-style-name="Title">
      <style:paragraph-properties fo:text-align="end" style:justify-single-word="false"/>
      <style:text-properties fo:color="#ffffff" loext:opacity="100%" officeooo:rsid="001eb64f" officeooo:paragraph-rsid="001eb64f"/>
    </style:style>
    <style:style style:name="P4" style:family="paragraph" style:parent-style-name="Text_20_body">
      <style:text-properties officeooo:rsid="001eb64f"/>
    </style:style>
    <style:style style:name="P5" style:family="paragraph" style:parent-style-name="Text_20_body">
      <style:text-properties officeooo:paragraph-rsid="002187d4"/>
    </style:style>
    <style:style style:name="P6" style:family="paragraph" style:parent-style-name="Text_20_body">
      <style:paragraph-properties fo:text-align="start" style:justify-single-word="false"/>
      <style:text-properties officeooo:paragraph-rsid="002187d4"/>
    </style:style>
    <style:style style:name="P7" style:family="paragraph" style:parent-style-name="Subtitle" style:master-page-name="First_20_Page">
      <style:paragraph-properties fo:margin-left="0cm" fo:margin-right="9.299cm" fo:margin-top="9.999cm" fo:margin-bottom="0.21cm" style:contextual-spacing="false" fo:text-indent="0cm" style:auto-text-indent="false" style:page-number="auto"/>
      <style:text-properties fo:color="#729fcf" loext:opacity="100%" officeooo:rsid="001fb619" officeooo:paragraph-rsid="001fb619"/>
    </style:style>
    <style:style style:name="P8" style:family="paragraph" style:parent-style-name="Text_20_body" style:list-style-name="L1"/>
    <style:style style:name="P9" style:family="paragraph" style:parent-style-name="Text_20_body" style:list-style-name="L1">
      <style:text-properties officeooo:paragraph-rsid="002187d4"/>
    </style:style>
    <style:style style:name="P10" style:family="paragraph" style:parent-style-name="Text_20_body" style:list-style-name="L2"/>
    <style:style style:name="P11" style:family="paragraph" style:parent-style-name="Text_20_body" style:list-style-name="L2">
      <style:text-properties officeooo:paragraph-rsid="002187d4"/>
    </style:style>
    <style:style style:name="P12" style:family="paragraph" style:parent-style-name="Text_20_body">
      <style:paragraph-properties fo:break-before="page"/>
      <style:text-properties officeooo:paragraph-rsid="0021a011"/>
    </style:style>
    <style:style style:name="P13" style:family="paragraph" style:parent-style-name="Text_20_body">
      <style:text-properties officeooo:paragraph-rsid="0021a011"/>
    </style:style>
    <style:style style:name="P14" style:family="paragraph" style:parent-style-name="Text_20_body">
      <style:paragraph-properties fo:margin-left="1cm" fo:margin-right="9.299cm" fo:margin-top="9.999cm" fo:margin-bottom="0.21cm" style:contextual-spacing="false" fo:text-indent="0cm" style:auto-text-indent="false"/>
      <style:text-properties officeooo:rsid="001eb64f" officeooo:paragraph-rsid="001fb619"/>
    </style:style>
    <style:style style:name="P15" style:family="paragraph" style:parent-style-name="Text_20_body">
      <style:text-properties officeooo:rsid="001eb64f" officeooo:paragraph-rsid="0021a011"/>
    </style:style>
    <style:style style:name="P16" style:family="paragraph" style:parent-style-name="Text_20_body" style:list-style-name="L3">
      <style:text-properties fo:color="#729fcf" loext:opacity="100%"/>
    </style:style>
    <style:style style:name="P17" style:family="paragraph">
      <loext:graphic-properties draw:fill="solid" draw:fill-color="#99ccff"/>
      <style:paragraph-properties fo:text-align="center"/>
    </style:style>
    <style:style style:name="T1" style:family="text">
      <style:text-properties fo:color="#729fcf" loext:opacity="100%"/>
    </style:style>
    <style:style style:name="T2" style:family="text">
      <style:text-properties fo:color="#729fcf" loext:opacity="100%" officeooo:rsid="002187d4"/>
    </style:style>
    <style:style style:name="T3" style:family="text">
      <style:text-properties fo:color="#729fcf" loext:opacity="100%" fo:font-size="18pt" style:text-underline-style="solid" style:text-underline-width="auto" style:text-underline-color="font-color" officeooo:rsid="002187d4" style:font-size-asian="18pt" style:font-size-complex="18pt"/>
    </style:style>
    <style:style style:name="T4" style:family="text">
      <style:text-properties officeooo:rsid="001fb619"/>
    </style:style>
    <style:style style:name="T5" style:family="text">
      <style:text-properties officeooo:rsid="002187d4"/>
    </style:style>
    <style:style style:name="T6" style:family="text">
      <style:text-properties officeooo:rsid="0021a011"/>
    </style:style>
    <style:style style:name="T7" style:family="text">
      <style:text-properties officeooo:rsid="0020626b"/>
    </style:style>
    <style:style style:name="fr1" style:family="graphic" style:parent-style-name="Frame">
      <style:graphic-properties fo:margin-left="0.201cm" fo:margin-right="0.201cm" style:run-through="foreground" style:protect="size position" style:wrap="none" style:vertical-pos="from-top" style:vertical-rel="paragraph" style:horizontal-pos="from-left" style:horizontal-rel="paragraph" fo:background-color="#1c82b9" style:background-transparency="0%" draw:fill="solid" draw:fill-color="#1c82b9" draw:opacity="100%" fo:padding-left="1cm" fo:padding-right="1cm" fo:padding-top="0.15cm" fo:padding-bottom="0.15cm" fo:border="2.49pt solid #ffffff" style:shadow="none" draw:shadow-opacity="100%" draw:wrap-influence-on-position="once-concurrent" loext:allow-overlap="true">
        <style:columns fo:column-count="1" fo:column-gap="0cm"/>
      </style:graphic-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solid" draw:fill-color="#99ccff" draw:textarea-horizontal-align="center" draw:textarea-vertical-align="middle" style:run-through="background"/>
    </style:style>
    <style:style style:name="gr3" style:family="graphic">
      <style:graphic-properties style:protect="position size" style:run-through="background" style:wrap="run-through" style:number-wrapped-paragraphs="no-limit" style:vertical-pos="from-top" style:vertical-rel="page" style:horizontal-pos="right" style:horizontal-rel="page" draw:wrap-influence-on-position="once-concurrent" loext:allow-overlap="true" style:flow-with-text="false"/>
    </style:style>
    <style:style style:name="gr4" style:family="graphic">
      <style:graphic-properties style:protect="position size" style:run-through="background" style:wrap="run-through" style:number-wrapped-paragraphs="no-limit" style:vertical-pos="from-top" style:vertical-rel="page" style:horizontal-pos="left" style:horizontal-rel="page" draw:wrap-influence-on-position="once-concurrent" loext:allow-overlap="true" style:flow-with-text="false"/>
    </style:style>
    <style:style style:name="gr5" style:family="graphic">
      <style:graphic-properties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1" draw:z-index="4" draw:name="Shape5" draw:style-name="gr1">
        <draw:rect draw:style-name="gr2" draw:text-style-name="P17" svg:width="7.002cm" svg:height="29.701cm" svg:x="13.995cm" svg:y="0cm">
          <text:p/>
        </draw:rect>
        <draw:rect draw:style-name="gr2" draw:text-style-name="P17" svg:width="1.001cm" svg:height="29.701cm" svg:x="12.501cm" svg:y="0cm">
          <text:p/>
        </draw:rect>
        <draw:rect draw:style-name="gr2" draw:text-style-name="P17" svg:width="0.5cm" svg:height="29.701cm" svg:x="11.501cm" svg:y="0cm">
          <text:p/>
        </draw:rect>
        <draw:rect draw:style-name="gr2" draw:text-style-name="P17" svg:width="0.2cm" svg:height="29.701cm" svg:x="11cm" svg:y="0cm">
          <text:p/>
        </draw:rect>
        <draw:rect draw:style-name="gr2" draw:text-style-name="P17" svg:width="0.101cm" svg:height="29.701cm" svg:x="10.7cm" svg:y="0cm">
          <text:p/>
        </draw:rect>
      </draw:g>
      <text:p text:style-name="P7"><draw:frame draw:style-name="fr1" draw:name="Keret1" text:anchor-type="paragraph" svg:x="-2cm" svg:y="6.9cm" svg:width="18cm" draw:z-index="5"><draw:text-box fo:min-height="2.2cm"><text:p text:style-name="P3">SLA – <text:span text:style-name="T6">Notifications des Incidents</text:span> - <text:span text:style-name="T4">MPL_10</text:span></text:p></draw:text-box></draw:frame><text:line-break/></text:p>
      <text:p text:style-name="P14"><text:span text:style-name="Strong_20_Emphasis"><text:span text:style-name="T2"/></text:span></text:p>
      <text:p text:style-name="P12">Date: <text:span text:style-name="T1">[Date of Incident]</text:span> Time: <text:span text:style-name="T1">[Time of Incident]</text:span></text:p>
      <text:p text:style-name="P13">To: [<text:span text:style-name="T7">Bell Alexis</text:span>] CC: <text:span text:style-name="T1">[Other Relevant Parties]</text:span></text:p>
      <text:p text:style-name="P13"><text:span text:style-name="Strong_20_Emphasis"><text:span text:style-name="T3"/></text:span></text:p>
      <text:p text:style-name="Text_20_body">Dear <text:span text:style-name="T6">Alexis</text:span>,</text:p>
      <text:p text:style-name="Text_20_body">We regret to inform you that we are currently experiencing an incident that has led to the unavailability of certain services in the infrastructure environment you provided for testing purposes. This incident occurred at <text:span text:style-name="T6">the above time</text:span> and affects the following services:</text:p>
      <text:list xml:id="list2196963229" text:style-name="L3">
        <text:list-item>
          <text:p text:style-name="P16">[List of affected services]</text:p>
        </text:list-item>
      </text:list>
      <text:p text:style-name="Text_20_body">Upon initial analysis, we have identified the incident as <text:span text:style-name="T1">[brief description of incident type]</text:span>. Our team is actively working to restore the services to their previous state and minimize the impact on your operations. We are following our incident response procedures to ensure a swift and effective resolution.</text:p>
      <text:p text:style-name="Text_20_body">Please note that we are committed to maintaining a high level of service and are taking all necessary measures to address the incident promptly.</text:p>
      <text:p text:style-name="Text_20_body">We will provide regular updates on the progress of the incident resolution, including the estimated time to restore services. If there are any changes or significant updates, we will notify you immediately.</text:p>
      <text:p text:style-name="Text_20_body">If you require additional information or have any questions, please do not hesitate to contact our incident response team <text:span text:style-name="T6">on Discord</text:span>.</text:p>
      <text:p text:style-name="Text_20_body">We apologize for any inconvenience caused by this incident and appreciate your understanding and patience during this time.</text:p>
      <text:p text:style-name="P13">Thank you for your understanding and support.</text:p>
      <text:p text:style-name="P13">Best regards,</text:p>
      <text:p text:style-name="P15">The SLA Team<text:line-break/>MPL_10.</text:p>
      <text:p text:style-name="P1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Mono" svg:font-family="'Liberation Mono'" style:font-family-generic="modern" style:font-pitch="fixed"/>
    <style:font-face style:name="Liberation Serif" svg:font-family="'Liberation Serif'" style:font-charset="x-symbol"/>
    <style:font-face style:name="Noto Sans" svg:font-family="'Noto Sans'" style:font-family-generic="swiss" style:font-pitch="variable"/>
    <style:font-face style:name="Noto Sans1" svg:font-family="'Noto Sans'" style:font-adornments="Bold" style:font-family-generic="swiss" style:font-pitch="variable"/>
    <style:font-face style:name="Noto Sans2" svg:font-family="'Noto Sans'" style:font-adornments="Italic" style:font-family-generic="swiss" style:font-pitch="variable"/>
    <style:font-face style:name="Noto Sans3" svg:font-family="'Noto Sans'" style:font-adornments="Regular" style:font-family-generic="swiss" style:font-pitch="variable"/>
    <style:font-face style:name="OpenSymbol"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family-generic="swiss" style:font-pitch="variable" style:font-name-asian="Noto Sans3" style:font-family-asian="'Noto Sans'" style:font-style-name-asian="Regular" style:font-family-generic-asian="swiss" style:font-pitch-asian="variable"/>
    </style:style>
    <style:style style:name="Text_20_body" style:display-name="Text body" style:family="paragraph" style:parent-style-name="Standard" style:class="text">
      <style:paragraph-properties fo:margin-top="0cm" fo:margin-bottom="0.212cm" style:contextual-spacing="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3" fo:font-family="'Noto Sans'" style:font-style-name="Regular" style:font-family-generic="swiss" style:font-pitch="variable" fo:font-size="14pt" style:font-name-asian="Noto Sans3" style:font-family-asian="'Noto Sans'" style:font-style-name-asian="Regular" style:font-family-generic-asian="swiss"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1c82b9" loext:opacity="10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1c82b9" loext:opacity="100%"/>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font-family-complex="Tahoma"/>
    </style:style>
    <style:style style:name="Title" style:family="paragraph" style:parent-style-name="Heading" style:next-style-name="Subtitle" style:class="chapter">
      <style:paragraph-properties fo:text-align="center" style:justify-single-word="false"/>
      <style:text-properties style:font-name="Noto Sans1" fo:font-family="'Noto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color="#1c82b9" loext:opacity="100%" style:font-name="Noto Sans2" fo:font-family="'Noto Sans'" style:font-style-name="Italic" style:font-family-generic="swiss" style:font-pitch="variable"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ab-stops/>
      </style:paragraph-properties>
      <style:text-properties fo:color="#1c82b9" loext:opacity="100%" fo:font-size="130%" fo:font-weight="bold" style:font-size-asian="130%" style:font-weight-asian="bold" style:font-size-complex="130%"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1c82b9" loext:opacity="1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99ccff" loext:opacity="100%"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99ccff" loext:opacity="10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color="#99ccff" loext:opacity="100%"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color="#a7b5be" loext:opacity="100%"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color="#a7b5be" loext:opacity="100%"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color="#37474f" loext:opacity="100%"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color="#37474f" loext:opacity="100%"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color="#212121" loext:opacity="100%" fo:font-size="75%" fo:font-weight="bold" style:font-size-asian="75%" style:font-weight-asian="bold" style:font-size-complex="75%"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style:contextual-spacing="false" fo:text-indent="0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style:contextual-spacing="false" fo:text-indent="0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color="#1c82b9" loext:opacity="10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498cm" style:type="center"/>
          <style:tab-stop style:position="16.999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rawing"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Bullet_20_Symbols" style:display-name="Bullet Symbols" style:family="text">
      <style:text-properties style:font-name="Liberation Serif" fo:font-family="'Liberation Serif'"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loext:graphic-properties draw:fill="solid" draw:fill-color="#99ccff"/>
      <style:paragraph-properties fo:text-align="center"/>
    </style:style>
    <style:style style:name="MP3" style:family="paragraph" style:parent-style-name="Footer">
      <style:text-properties fo:color="#ffffff" loext:opacity="100%"/>
    </style:style>
    <style:style style:name="Mgr1" style:family="graphic">
      <style:graphic-properties style:protect="position size" style:run-through="background" style:wrap="run-through" style:number-wrapped-paragraphs="no-limit" style:vertical-pos="from-top" style:vertical-rel="page" style:horizontal-pos="left" style:horizontal-rel="page" draw:wrap-influence-on-position="once-concurrent" loext:allow-overlap="true" style:flow-with-text="false"/>
    </style:style>
    <style:style style:name="Mgr2" style:family="graphic">
      <style:graphic-properties draw:stroke="none" draw:fill="solid" draw:fill-color="#99ccff" draw:textarea-horizontal-align="center" draw:textarea-vertical-align="middle" style:run-through="background"/>
    </style:style>
    <style:style style:name="Mgr3" style:family="graphic">
      <style:graphic-properties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style:protect="position size" style:run-through="background" style:wrap="run-through" style:number-wrapped-paragraphs="no-limit" style:vertical-pos="from-top" style:vertical-rel="page" style:horizontal-pos="right" style:horizontal-rel="page" draw:wrap-influence-on-position="once-concurrent" loext:allow-overlap="true" style:flow-with-text="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0.999cm" fo:page-height="29.699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Left_20_Page"/>
    <style:master-page style:name="Left_20_Page" style:display-name="Left Page" style:page-layout-name="Mpm2" draw:style-name="Mdp1" style:next-style-name="Right_20_Page">
      <style:header>
        <text:p text:style-name="MP1"><draw:g text:anchor-type="paragraph" draw:z-index="2" draw:name="Shape1" draw:style-name="Mgr1"><draw:rect draw:style-name="Mgr2" draw:text-style-name="MP2" svg:width="7.003cm" svg:height="2.701cm" draw:transform="rotate (-3.14159265358979) translate (7.00238888888889cm 2.70026388888889cm)"><text:p/></draw:rect><draw:rect draw:style-name="Mgr2" draw:text-style-name="MP2" svg:width="1.003cm" svg:height="2.701cm" draw:transform="rotate (-3.14159265358979) translate (8.49916666666667cm 2.70026388888889cm)"><text:p/></draw:rect><draw:rect draw:style-name="Mgr2" draw:text-style-name="MP2" svg:width="0.5cm" svg:height="2.701cm" draw:transform="rotate (-3.14159265358979) translate (9.49829166666667cm 2.70026388888889cm)"><text:p/></draw:rect><draw:rect draw:style-name="Mgr2" draw:text-style-name="MP2" svg:width="0.2cm" svg:height="2.701cm" draw:transform="rotate (-3.14159265358979) translate (9.99923611111111cm 2.70026388888889cm)"><text:p/></draw:rect><draw:rect draw:style-name="Mgr2" draw:text-style-name="MP2" svg:width="0.101cm" svg:height="2.701cm" draw:transform="rotate (-3.14159265358979) translate (10.2990972222222cm 2.70026388888889cm)"><text:p/></draw:rect></draw:g></text:p>
      </style:header>
      <style:footer>
        <text:p text:style-name="MP3"><draw:g text:anchor-type="paragraph" draw:z-index="0" draw:name="Shape2" draw:style-name="Mgr3"><draw:rect draw:style-name="Mgr2" draw:text-style-name="MP2" svg:width="7.003cm" svg:height="2.701cm" draw:transform="rotate (-3.14159265358979) translate (7.00238888888889cm 29.7002777777778cm)"><text:p/></draw:rect><draw:rect draw:style-name="Mgr2" draw:text-style-name="MP2" svg:width="1.003cm" svg:height="2.701cm" draw:transform="rotate (-3.14159265358979) translate (8.49916666666667cm 29.7002777777778cm)"><text:p/></draw:rect><draw:rect draw:style-name="Mgr2" draw:text-style-name="MP2" svg:width="0.5cm" svg:height="2.701cm" draw:transform="rotate (-3.14159265358979) translate (9.49829166666667cm 29.7002777777778cm)"><text:p/></draw:rect><draw:rect draw:style-name="Mgr2" draw:text-style-name="MP2" svg:width="0.2cm" svg:height="2.701cm" draw:transform="rotate (-3.14159265358979) translate (9.99923611111111cm 29.7002777777778cm)"><text:p/></draw:rect><draw:rect draw:style-name="Mgr2" draw:text-style-name="MP2" svg:width="0.101cm" svg:height="2.701cm" draw:transform="rotate (-3.14159265358979) translate (10.2990972222222cm 29.7002777777778cm)"><text:p/></draw:rect></draw:g><text:tab/><text:tab/></text:p>
      </style:footer>
    </style:master-page>
    <style:master-page style:name="Right_20_Page" style:display-name="Right Page" style:page-layout-name="Mpm3" draw:style-name="Mdp1" style:next-style-name="Left_20_Page">
      <style:header>
        <text:p text:style-name="Header"><draw:g text:anchor-type="paragraph" draw:z-index="3" draw:name="Shape3" draw:style-name="Mgr4"><draw:rect draw:style-name="Mgr2" draw:text-style-name="MP2" svg:width="7.003cm" svg:height="2.701cm" svg:x="13.993cm" svg:y="0cm"><text:p/></draw:rect><draw:rect draw:style-name="Mgr2" draw:text-style-name="MP2" svg:width="1.003cm" svg:height="2.701cm" svg:x="12.497cm" svg:y="0cm"><text:p/></draw:rect><draw:rect draw:style-name="Mgr2" draw:text-style-name="MP2" svg:width="0.5cm" svg:height="2.701cm" svg:x="11.497cm" svg:y="0cm"><text:p/></draw:rect><draw:rect draw:style-name="Mgr2" draw:text-style-name="MP2" svg:width="0.2cm" svg:height="2.701cm" svg:x="10.996cm" svg:y="0cm"><text:p/></draw:rect><draw:rect draw:style-name="Mgr2" draw:text-style-name="MP2" svg:width="0.101cm" svg:height="2.701cm" svg:x="10.696cm" svg:y="0cm"><text:p/></draw:rect></draw:g></text:p>
      </style:header>
      <style:footer>
        <text:p text:style-name="Footer"><draw:g text:anchor-type="paragraph" draw:z-index="1" draw:name="Shape4" draw:style-name="Mgr4"><draw:rect draw:style-name="Mgr2" draw:text-style-name="MP2" svg:width="7.003cm" svg:height="2.701cm" svg:x="13.993cm" svg:y="27cm"><text:p/></draw:rect><draw:rect draw:style-name="Mgr2" draw:text-style-name="MP2" svg:width="1.003cm" svg:height="2.701cm" svg:x="12.497cm" svg:y="27cm"><text:p/></draw:rect><draw:rect draw:style-name="Mgr2" draw:text-style-name="MP2" svg:width="0.5cm" svg:height="2.701cm" svg:x="11.497cm" svg:y="27cm"><text:p/></draw:rect><draw:rect draw:style-name="Mgr2" draw:text-style-name="MP2" svg:width="0.2cm" svg:height="2.701cm" svg:x="10.996cm" svg:y="27cm"><text:p/></draw:rect><draw:rect draw:style-name="Mgr2" draw:text-style-name="MP2" svg:width="0.101cm" svg:height="2.701cm" svg:x="10.696cm" svg:y="27cm"><text:p/></draw:rect></draw:g><text:tab/><text:tab/></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5.2$Windows_X86_64 LibreOffice_project/184fe81b8c8c30d8b5082578aee2fed2ea847c01</meta:generator>
    <dc:title>Clear advantage - Blue</dc:title>
    <dc:subject>An exclusive template for documents</dc:subject>
    <meta:creation-date>2023-06-06T10:08:27.307000000</meta:creation-date>
    <dc:language>en-US</dc:language>
    <meta:editing-cycles>1</meta:editing-cycles>
    <meta:editing-duration>P0D</meta:editing-duration>
    <meta:document-statistic meta:table-count="0" meta:image-count="0" meta:object-count="0" meta:page-count="2" meta:paragraph-count="17" meta:word-count="226" meta:character-count="1447" meta:non-whitespace-character-count="1230"/>
    <meta:user-defined meta:name="Info 1"/>
    <meta:user-defined meta:name="Info 2"/>
    <meta:user-defined meta:name="Info 3"/>
    <meta:user-defined meta:name="Info 4"/>
  </office:meta>
</office:document-meta>
</file>